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441aea" officeooo:paragraph-rsid="00001f51"/>
    </style:style>
    <style:style style:name="P2" style:family="paragraph" style:parent-style-name="Standard">
      <style:text-properties officeooo:rsid="0029f9f5" officeooo:paragraph-rsid="00001f51"/>
    </style:style>
    <style:style style:name="P3" style:family="paragraph" style:parent-style-name="Standard">
      <style:text-properties officeooo:rsid="003de576" officeooo:paragraph-rsid="00001f51"/>
    </style:style>
    <style:style style:name="P4" style:family="paragraph" style:parent-style-name="Standard">
      <style:text-properties officeooo:rsid="0040dfd8" officeooo:paragraph-rsid="00001f51"/>
    </style:style>
    <style:style style:name="P5" style:family="paragraph" style:parent-style-name="Standard">
      <style:text-properties officeooo:rsid="0043422a" officeooo:paragraph-rsid="00001f51"/>
    </style:style>
    <style:style style:name="P6" style:family="paragraph" style:parent-style-name="Standard">
      <style:text-properties officeooo:rsid="00001f51" officeooo:paragraph-rsid="00001f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ditional SQL commands I used to test my database</text:p>
      <text:p text:style-name="P1"/>
      <text:p text:style-name="P1">----------------------------------------------------------------------------------------------------------------------------</text:p>
      <text:p text:style-name="P2"/>
      <text:p text:style-name="P3">insert into professor values ('1234567890', 'John', 'Smith', 'Sci 1001', '3031234567', 'CS');<text:line-break/><text:line-break/>Insert into class values ('123456', 25, 17, 'Databases', 'Fall 2016', 'August 22', 'December 12', 'CS', '1234567890');<text:line-break/></text:p>
      <text:p text:style-name="P3">insert into student values ('123abc', 'johnny', 'johnson', 'johnny.johson@fakeschool.edu', 'junior', '123 main street');</text:p>
      <text:p text:style-name="P2"/>
      <text:p text:style-name="P3">insert into enrolled values ('first123', '123456', '123abc');</text:p>
      <text:p text:style-name="P2"/>
      <text:p text:style-name="P3">insert into assignment values (14, 'homework', 'chapter 2 problems', 90, 'November 1st', 'October 24th', 1234567890);</text:p>
      <text:p text:style-name="P2"/>
      <text:p text:style-name="P3">insert into grade values ('123abc', 14, 87.00);</text:p>
      <text:p text:style-name="P2"/>
      <text:p text:style-name="P1">----------------------------------------------------------------------------------------------------------------------------</text:p>
      <text:p text:style-name="P4"/>
      <text:p text:style-name="P5">select * from student;</text:p>
      <text:p text:style-name="P4"/>
      <text:p text:style-name="P4">insert into student values ('test123', 'test', 'student', 'test.student@fakeemail.edu', 'freshman', '999 last </text:p>
      <text:p text:style-name="P4">time street');</text:p>
      <text:p text:style-name="P4"/>
      <text:p text:style-name="P5">select * from student;</text:p>
      <text:p text:style-name="P4"/>
      <text:p text:style-name="P5">delete from student where student_id = 'test123';</text:p>
      <text:p text:style-name="P5"/>
      <text:p text:style-name="P5">select * from student; <text:tab/></text:p>
      <text:p text:style-name="P5"/>
      <text:p text:style-name="P1">----------------------------------------------------------------------------------------------------------------------------</text:p>
      <text:p text:style-name="P1"/>
      <text:p text:style-name="P1">update student<text:line-break/>set student_Id = '123 abc new'<text:line-break/>where student_id = '123abc';</text:p>
      <text:p text:style-name="P1"/>
      <text:p text:style-name="P1">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0:05:40.214000000</meta:creation-date>
    <dc:date>2016-12-01T00:06:14.830000000</dc:date>
    <meta:editing-duration>PT35S</meta:editing-duration>
    <meta:editing-cycles>1</meta:editing-cycles>
    <meta:document-statistic meta:table-count="0" meta:image-count="0" meta:object-count="0" meta:page-count="1" meta:paragraph-count="17" meta:word-count="125" meta:character-count="1420" meta:non-whitespace-character-count="1307"/>
    <meta:generator>LibreOffice/5.1.6.2$Windows_x86 LibreOffice_project/07ac168c60a517dba0f0d7bc7540f5afa45f0909</meta:generator>
  </office:meta>
</office:document-meta>
</file>